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Packet.isAb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SourceId( ComponentNameSpace sour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Packet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Persis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changePacket.setOut( NormalizedMessageImpl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ExchangeId( String 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Oper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readPacket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hangePack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Transac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writeExternal( ObjectOutput 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changePacket.setError( 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hangePacket.setStatus( Exchang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In( NormalizedMessageImpl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Persistent( Boolean persis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DestinationId( ComponentNameSpace destin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Property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changePacket.ExchangePa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hangePacket.getSour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Pattern( URI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Propert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Packet.setAborted( boolean timed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OperationName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readExternal( ObjectInput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changePacket.setTransactionContext( Transaction transac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Packe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ExchangePacket( ExchangePacket pack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changePacket.setFault( FaultImpl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Packe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hangePacket.getDestin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